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" svg:font-family="Comforta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69cm" fo:min-width="0.598cm"/>
    </style:style>
    <style:style style:name="gr2" style:family="graphic" style:parent-style-name="objectwithoutfill">
      <style:graphic-properties svg:stroke-width="0.1cm" svg:stroke-color="#729fcf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.802cm" fo:min-width="4.098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1.942cm" fo:min-width="4.238cm"/>
    </style:style>
    <style:style style:name="gr5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8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font-name="Comfortaa"/>
    </style:style>
    <style:style style:name="P4" style:family="paragraph">
      <loext:graphic-properties draw:fill-color="#eeeeee"/>
      <style:paragraph-properties fo:text-align="center"/>
      <style:text-properties style:font-name="Comfortaa"/>
    </style:style>
    <style:style style:name="P5" style:family="paragraph">
      <style:paragraph-properties fo:text-align="center"/>
      <style:text-properties style:font-name="Comfortaa" fo:font-size="16pt" style:font-size-asian="16pt" style:font-size-complex="16pt"/>
    </style:style>
    <style:style style:name="P6" style:family="paragraph">
      <loext:graphic-properties draw:fill-color="#eeeeee"/>
      <style:paragraph-properties fo:text-align="center"/>
      <style:text-properties style:font-name="Comfortaa" fo:font-size="16pt" style:font-size-asian="16pt" style:font-size-complex="16pt"/>
    </style:style>
    <style:style style:name="P7" style:family="paragraph">
      <style:paragraph-properties fo:text-align="center"/>
      <style:text-properties fo:font-size="15pt" fo:font-style="italic" style:font-size-asian="15pt" style:font-style-asian="italic" style:font-size-complex="15pt" style:font-style-complex="italic"/>
    </style:style>
    <style:style style:name="P8" style:family="paragraph">
      <loext:graphic-properties draw:fill="none" draw:fill-color="#ffffff"/>
      <style:paragraph-properties fo:text-align="center"/>
      <style:text-properties fo:font-size="15pt" fo:font-style="italic" style:font-size-asian="15pt" style:font-style-asian="italic" style:font-size-complex="15pt" style:font-style-complex="italic"/>
    </style:style>
    <style:style style:name="T1" style:family="text">
      <style:text-properties style:font-name="Comfortaa"/>
    </style:style>
    <style:style style:name="T2" style:family="text">
      <style:text-properties style:font-name="Comfortaa" fo:font-size="16pt" style:font-size-asian="16pt" style:font-size-complex="16pt"/>
    </style:style>
    <style:style style:name="T3" style:family="text">
      <style:text-properties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asosUso1" draw:style-name="dp1" draw:master-page-name="Predeterminado">
        <draw:g>
          <draw:g>
            <draw:custom-shape draw:style-name="gr1" draw:text-style-name="P1" draw:layer="layout" svg:width="1.552cm" svg:height="0.873cm" svg:x="4.774cm" svg:y="6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5.55cm" svg:y1="7.025cm" svg:x2="5.6cm" svg:y2="8.3cm">
              <text:p/>
            </draw:line>
            <draw:line draw:style-name="gr2" draw:text-style-name="P2" draw:layer="layout" svg:x1="5.626cm" svg:y1="8.208cm" svg:x2="4.676cm" svg:y2="8.693cm">
              <text:p/>
            </draw:line>
            <draw:line draw:style-name="gr2" draw:text-style-name="P2" draw:layer="layout" svg:x1="5.6cm" svg:y1="8.2cm" svg:x2="6.55cm" svg:y2="8.685cm">
              <text:p/>
            </draw:line>
          </draw:g>
          <draw:line draw:style-name="gr2" draw:text-style-name="P2" draw:layer="layout" svg:x1="4.6cm" svg:y1="7.5cm" svg:x2="6.5cm" svg:y2="7.5cm">
            <text:p/>
          </draw:line>
        </draw:g>
        <draw:custom-shape draw:style-name="gr3" draw:text-style-name="P4" draw:layer="layout" svg:width="6.5cm" svg:height="2.9cm" svg:x="9.4cm" svg:y="4.2cm">
          <text:p text:style-name="P3"><text:span text:style-name="T1">Procesar </text:span></text:p>
          <text:p text:style-name="P3"><text:span text:style-name="T1">encuent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6.7cm" svg:height="3.1cm" svg:x="9.276cm" svg:y="8.25cm">
          <text:p text:style-name="P5"><text:span text:style-name="T2"><text:s text:c="3"/></text:span></text:p>
          <text:p text:style-name="P5"><text:span text:style-name="T2">Ver informes de </text:span></text:p>
          <text:p text:style-name="P5"><text:span text:style-name="T2">encuentros</text:span></text:p>
          <text:p text:style-name="P5"><text:span text:style-name="T2">anterio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6.9cm" svg:y1="7.2cm" svg:x2="9.3cm" svg:y2="5.8cm">
          <text:p/>
        </draw:line>
        <draw:line draw:style-name="gr5" draw:text-style-name="P2" draw:layer="layout" svg:x1="6.9cm" svg:y1="7.7cm" svg:x2="9.7cm" svg:y2="8.9cm">
          <text:p/>
        </draw:line>
        <draw:frame draw:style-name="gr6" draw:text-style-name="P8" draw:layer="layout" svg:width="5.4cm" svg:height="2.1cm" svg:x="3cm" svg:y="9.2cm">
          <draw:text-box>
            <text:p text:style-name="P7"><text:span text:style-name="T3">Operador Autorizado de Dinámica Orbit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" svg:font-family="Comforta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9T16:27:10.679728236</meta:creation-date>
    <dc:date>2017-06-29T16:46:48.304390221</dc:date>
    <meta:editing-duration>PT19M34S</meta:editing-duration>
    <meta:editing-cycles>9</meta:editing-cycles>
    <meta:generator>LibreOffice/5.1.1.2$Linux_X86_64 LibreOffice_project/10m0$Build-2</meta:generator>
    <meta:document-statistic meta:object-count="12"/>
  </office:meta>
</office:document-meta>
</file>